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gr1" style:family="graphic">
      <style:graphic-properties draw:fill-color="#ffcc99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4bd5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99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8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00b8ff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fcc99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94bd5e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94bd5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ff8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00b8ff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00b8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svg:stroke-color="#ffff99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vertical-align="middle" draw:auto-grow-height="false" fo:min-height="0.116cm" fo:min-width="0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37" draw:style-name="gr10" draw:text-style-name="P5" svg:width="1.117cm" svg:height="4.363cm" svg:x="12.718cm" svg:y="13.45cm"><text:p text:style-name="P1"><text:span text:style-name="T3">S</text:span></text:p><text:p text:style-name="P1"><text:span text:style-name="T3">E</text:span></text:p><text:p text:style-name="P1"><text:span text:style-name="T3">C</text:span></text:p><text:p text:style-name="P1"><text:span text:style-name="T3">T</text:span></text:p><text:p text:style-name="P1"><text:span text:style-name="T3">I</text:span></text:p><text:p text:style-name="P1"><text:span text:style-name="T3">O</text:span></text:p><text:p text:style-name="P1"><text:span text:style-name="T3">N</text:span></text:p><draw:enhanced-geometry svg:viewBox="0 0 21600 21600" draw:type="rectangle" draw:enhanced-path="M 0 0 L 21600 0 21600 21600 0 21600 0 0 Z N"/></draw:custom-shape><draw:line text:anchor-type="paragraph" draw:z-index="35" draw:style-name="gr9" draw:text-style-name="P1" svg:x1="13.855cm" svg:y1="16.57cm" svg:x2="15.217cm" svg:y2="17.209cm"><text:p/></draw:line><draw:line text:anchor-type="paragraph" draw:z-index="34" draw:style-name="gr9" draw:text-style-name="P1" svg:x1="13.864cm" svg:y1="15.118cm" svg:x2="15.097cm" svg:y2="15.118cm"><text:p/></draw:line><draw:line text:anchor-type="paragraph" draw:z-index="33" draw:style-name="gr9" draw:text-style-name="P1" svg:x1="13.541cm" svg:y1="13.449cm" svg:x2="14.774cm" svg:y2="12.698cm"><text:p/></draw:line><draw:line text:anchor-type="paragraph" draw:z-index="26" draw:style-name="gr6" draw:text-style-name="P1" svg:x1="7.31cm" svg:y1="4.156cm" svg:x2="8.721cm" svg:y2="2.609cm"><text:p/></draw:line><draw:custom-shape text:anchor-type="paragraph" draw:z-index="21" draw:style-name="gr5" draw:text-style-name="P2" svg:width="2.124cm" svg:height="2.124cm" svg:x="9.894cm" svg:y="21.556cm"><text:p text:style-name="P1"><text:span text:style-name="T1">Grade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20" draw:style-name="gr5" draw:text-style-name="P4" svg:width="2.124cm" svg:height="2.124cm" svg:x="4.14cm" svg:y="21.424cm"><text:p text:style-name="P3"><text:span text:style-name="T2">Section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9" draw:style-name="gr5" draw:text-style-name="P4" svg:width="2.124cm" svg:height="2.124cm" svg:x="7.071cm" svg:y="21.387cm"><text:p text:style-name="P3"><text:span text:style-name="T2">Student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7" draw:style-name="gr4" draw:text-style-name="P2" svg:width="2.124cm" svg:height="2.124cm" svg:x="15.097cm" svg:y="13.989cm"><text:p text:style-name="P1"><text:span text:style-name="T1">Semester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6" draw:style-name="gr4" draw:text-style-name="P2" svg:width="2.124cm" svg:height="2.124cm" svg:x="15.088cm" svg:y="16.57cm"><text:p text:style-name="P1"><text:span text:style-name="T1">Year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5" draw:style-name="gr4" draw:text-style-name="P2" svg:width="2.124cm" svg:height="2.124cm" svg:x="14.774cm" svg:y="11.622cm"><text:p text:style-name="P1"><text:span text:style-name="T1">Instructor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2" draw:style-name="gr3" draw:text-style-name="P4" svg:width="2.246cm" svg:height="2.246cm" svg:x="0.129cm" svg:y="12.132cm"><text:p text:style-name="P3"><text:span text:style-name="T2">Number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4" draw:style-name="gr3" draw:text-style-name="P4" svg:width="2.513cm" svg:height="2.513cm" svg:x="1.072cm" svg:y="16.635cm"><text:p text:style-name="P3"><text:span text:style-name="T2">Department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3" draw:style-name="gr3" draw:text-style-name="P2" svg:width="2.453cm" svg:height="2.453cm" svg:x="-0.078cm" svg:y="9.474cm"><text:p text:style-name="P1"><text:span text:style-name="T1">Description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1" draw:style-name="gr3" draw:text-style-name="P2" svg:width="2.08cm" svg:height="2.08cm" svg:x="0.295cm" svg:y="14.556cm"><text:p text:style-name="P1"><text:span text:style-name="T1">Credits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0" draw:style-name="gr3" draw:text-style-name="P2" svg:width="2.124cm" svg:height="2.124cm" svg:x="0.986cm" svg:y="7.35cm"><text:p text:style-name="P1"><text:span text:style-name="T1">Name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4" draw:style-name="gr1" draw:text-style-name="P2" svg:width="1.922cm" svg:height="1.922cm" svg:x="0.127cm" svg:y="4.733cm"><text:p text:style-name="P1"><text:span text:style-name="T1">Name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3" draw:style-name="gr1" draw:text-style-name="P2" svg:width="2.333cm" svg:height="2.333cm" svg:x="7.726cm" svg:y="0.277cm"><text:p text:style-name="P1"><text:span text:style-name="T1">Degree</text:span></text:p><text:p text:style-name="P1"><text:span text:style-name="T1">Program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2" draw:style-name="gr1" draw:text-style-name="P2" svg:width="1.922cm" svg:height="1.922cm" svg:x="5.495cm" svg:y="0.252cm"><text:p text:style-name="P1"><text:span text:style-name="T1">Birthdate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" draw:style-name="gr1" draw:text-style-name="P2" svg:width="1.922cm" svg:height="1.922cm" svg:x="3.291cm" svg:y="0.252cm"><text:p text:style-name="P1"><text:span text:style-name="T1">Phone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5" draw:style-name="gr2" draw:text-style-name="P4" svg:width="1.922cm" svg:height="1.922cm" svg:x="13.303cm" svg:y="0.323cm"><text:p text:style-name="P3"><text:span text:style-name="T2">Name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><draw:custom-shape text:anchor-type="paragraph" draw:z-index="0" draw:style-name="gr1" draw:text-style-name="P2" svg:width="1.922cm" svg:height="1.922cm" svg:x="1.371cm" svg:y="0.383cm"><text:p text:style-name="P1"><text:span text:style-name="T1">Address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62" draw:style-name="gr1" draw:text-style-name="P7" svg:width="2.308cm" svg:height="2.308cm" svg:x="10.199cm" svg:y="0.037cm"><text:p text:style-name="P7"><text:span text:style-name="T4">Major</text:span></text:p><text:p text:style-name="P7"><text:span text:style-name="T4">Department</text:span></text:p>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</draw:custom-shape></text:p>
      <text:p text:style-name="Standard"/>
      <text:p text:style-name="Standard"><draw:custom-shape text:anchor-type="paragraph" draw:z-index="6" draw:style-name="gr2" draw:text-style-name="P4" svg:width="1.922cm" svg:height="1.922cm" svg:x="14.734cm" svg:y="0.386cm"><text:p text:style-name="P3"><text:span text:style-name="T2">Code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><draw:line text:anchor-type="paragraph" draw:z-index="24" draw:style-name="gr6" draw:text-style-name="P1" svg:x1="5.517cm" svg:y1="2.209cm" svg:x2="4.339cm" svg:y2="0.226cm"><text:p/></draw:line><draw:line text:anchor-type="paragraph" draw:z-index="25" draw:style-name="gr6" draw:text-style-name="P1" svg:x1="6.515cm" svg:y1="2.209cm" svg:x2="6.429cm" svg:y2="0.226cm"><text:p/></draw:line><draw:line text:anchor-type="paragraph" draw:z-index="27" draw:style-name="gr7" draw:text-style-name="P1" svg:x1="10.525cm" svg:y1="4.555cm" svg:x2="13.607cm" svg:y2="0.122cm"><text:p/></draw:line></text:p>
      <text:p text:style-name="Standard"><draw:line text:anchor-type="paragraph" draw:z-index="23" draw:style-name="gr6" draw:text-style-name="P1" svg:x1="4.56cm" svg:y1="1.722cm" svg:x2="2.958cm" svg:y2="0.159cm"><text:p/></draw:line><draw:custom-shape text:anchor-type="paragraph" draw:z-index="48" draw:style-name="gr1" draw:text-style-name="P4" svg:width="1.922cm" svg:height="1.922cm" svg:x="0.185cm" svg:y="0.201cm"><text:p text:style-name="P3"><text:span text:style-name="T2">SSN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text:anchor-type="paragraph" draw:z-index="63" draw:style-name="gr6" draw:text-style-name="P1" svg:x1="10.893cm" svg:y1="0.397cm" svg:x2="7.572cm" svg:y2="2.216cm"><text:p/></draw:line></text:p>
      <text:p text:style-name="Standard"><draw:line text:anchor-type="paragraph" draw:z-index="28" draw:style-name="gr7" draw:text-style-name="P1" svg:x1="11.908cm" svg:y1="3.581cm" svg:x2="14.93cm" svg:y2="0.339cm"><text:p/></draw:line></text:p>
      <text:p text:style-name="Standard"><draw:custom-shape text:anchor-type="paragraph" draw:z-index="8" draw:style-name="gr2" draw:text-style-name="P2" svg:width="2.154cm" svg:height="2.154cm" svg:x="15.097cm" svg:y="0.36cm"><text:p text:style-name="P1"><text:span text:style-name="T1">Office </text:span></text:p><text:p text:style-name="P1"><text:span text:style-name="T1">Number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line text:anchor-type="paragraph" draw:z-index="49" draw:style-name="gr6" draw:text-style-name="P1" svg:x1="4.56cm" svg:y1="1.096cm" svg:x2="2.106cm" svg:y2="0.39cm"><text:p/></draw:line></text:p>
      <text:p text:style-name="Standard"><draw:custom-shape text:anchor-type="paragraph" draw:z-index="50" draw:style-name="gr15" draw:text-style-name="P5" svg:width="3.013cm" svg:height="1.183cm" svg:x="4.56cm" svg:y="0.261cm"><text:p text:style-name="P1"><text:span text:style-name="T3">STUDENT</text:span></text:p><draw:enhanced-geometry svg:viewBox="0 0 21600 21600" draw:type="rectangle" draw:enhanced-path="M 0 0 L 21600 0 21600 21600 0 21600 0 0 Z N"/></draw:custom-shape></text:p>
      <text:p text:style-name="Standard"/>
      <text:p text:style-name="Standard"><draw:line text:anchor-type="paragraph" draw:z-index="22" draw:style-name="gr6" draw:text-style-name="P1" svg:x1="4.56cm" svg:y1="0.34cm" svg:x2="2.048cm" svg:y2="0.723cm"><text:p/></draw:line><draw:line text:anchor-type="paragraph" draw:z-index="52" draw:style-name="gr17" draw:text-style-name="P1" svg:x1="6.727cm" svg:y1="1.578cm" svg:x2="6.727cm" svg:y2="0.469cm"><text:p/></draw:line></text:p>
      <text:p text:style-name="Standard"><draw:line text:anchor-type="paragraph" draw:z-index="29" draw:style-name="gr7" draw:text-style-name="P1" svg:x1="13.42cm" svg:y1="1.147cm" svg:x2="15.272cm" svg:y2="0.03cm"><text:p/></draw:line></text:p>
      <text:p text:style-name="Standard"><draw:custom-shape text:anchor-type="paragraph" draw:z-index="9" draw:style-name="gr2" draw:text-style-name="P2" svg:width="2.214cm" svg:height="2.214cm" svg:x="15.362cm" svg:y="0.258cm"><text:p text:style-name="P1"><text:span text:style-name="T1">Office </text:span></text:p><text:p text:style-name="P1"><text:span text:style-name="T1">Phone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><draw:custom-shape text:anchor-type="paragraph" draw:z-index="32" draw:style-name="gr8" draw:text-style-name="P5" svg:width="3.899cm" svg:height="1.273cm" svg:x="10.299cm" svg:y="0.173cm"><text:p text:style-name="P1"><text:span text:style-name="T3">DEPARTMENT</text:span></text:p><draw:enhanced-geometry svg:viewBox="0 0 21600 21600" draw:type="rectangle" draw:enhanced-path="M 0 0 L 21600 0 21600 21600 0 21600 0 0 Z N"/></draw:custom-shape><draw:custom-shape text:anchor-type="paragraph" draw:z-index="51" draw:style-name="gr16" draw:text-style-name="P6" svg:width="2.945cm" svg:height="1.941cm" svg:x="5.272cm" svg:y="0.118cm"><text:p text:style-name="P1">Belongs</text:p><text:p text:style-name="P1">to</text:p><draw:enhanced-geometry svg:viewBox="0 0 21600 21600" draw:text-areas="?f7 ?f7 ?f8 ?f8" draw:mirror-vertical="false" draw:mirror-horizontal="false" draw:type="col-502ad400" draw:modifiers="0" draw:enhanced-path="M ?f4 ?f5 L ?f6 ?f4 ?f4 ?f6 ?f5 ?f4 S Z N M ?f4 ?f2 L ?f1 ?f4 ?f6 ?f4 ?f4 ?f5 Z N M ?f1 ?f4 L ?f4 ?f3 ?f4 ?f6 ?f6 ?f4 Z N M ?f4 ?f3 L ?f0 ?f4 ?f5 ?f4 ?f4 ?f6 Z N M ?f0 ?f4 L ?f5 ?f4 ?f4 ?f5 ?f4 ?f2 Z N"><draw:equation draw:name="f0" draw:formula="left"/><draw:equation draw:name="f1" draw:formula="right"/><draw:equation draw:name="f2" draw:formula="top"/><draw:equation draw:name="f3" draw:formula="bottom"/><draw:equation draw:name="f4" draw:formula="(right-left)/2"/><draw:equation draw:name="f5" draw:formula="$0"/><draw:equation draw:name="f6" draw:formula="right-$0"/><draw:equation draw:name="f7" draw:formula="($0+?f4)/2"/><draw:equation draw:name="f8" draw:formula="?f1-?f7"/><draw:handle draw:handle-position="$0 10800" draw:handle-range-x-minimum="0" draw:handle-range-x-maximum="10800"/></draw:enhanced-geometry></draw:custom-shape></text:p>
      <text:p text:style-name="Standard"><draw:line text:anchor-type="paragraph" draw:z-index="30" draw:style-name="gr7" draw:text-style-name="P1" svg:x1="14.198cm" svg:y1="0.365cm" svg:x2="15.362cm" svg:y2="0.365cm"><text:p/></draw:line><draw:line text:anchor-type="paragraph" draw:z-index="53" draw:style-name="gr17" draw:text-style-name="P1" svg:x1="8.216cm" svg:y1="0.578cm" svg:x2="10.299cm" svg:y2="0.347cm"><text:p/></draw:line></text:p>
      <text:p text:style-name="Standard"><draw:line text:anchor-type="paragraph" draw:z-index="31" draw:style-name="gr7" draw:text-style-name="P1" svg:x1="15.362cm" svg:y1="2.055cm" svg:x2="13.54cm" svg:y2="0.471cm"><text:p/></draw:line><draw:line text:anchor-type="paragraph" draw:z-index="56" draw:style-name="gr17" draw:text-style-name="P1" svg:x1="10.134cm" svg:y1="3.567cm" svg:x2="11.49cm" svg:y2="0.471cm"><text:p/></draw:line></text:p>
      <text:p text:style-name="Standard"/>
      <text:p text:style-name="Standard"><draw:custom-shape text:anchor-type="paragraph" draw:z-index="7" draw:style-name="gr2" draw:text-style-name="P2" svg:width="1.922cm" svg:height="1.922cm" svg:x="15.448cm" svg:y="0.182cm"><text:p text:style-name="P1"><text:span text:style-name="T1">College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><draw:line text:anchor-type="paragraph" draw:z-index="42" draw:style-name="gr13" draw:text-style-name="P1" svg:x1="2.9cm" svg:y1="0.388cm" svg:x2="4.428cm" svg:y2="1.845cm"><text:p/></draw:line></text:p>
      <text:p text:style-name="Standard"><draw:custom-shape text:anchor-type="paragraph" draw:z-index="55" draw:style-name="gr16" draw:text-style-name="P6" svg:width="2.945cm" svg:height="2.285cm" svg:x="7.19cm" svg:y="0.46cm"><text:p text:style-name="P1">Offered</text:p><text:p text:style-name="P1">by</text:p><draw:enhanced-geometry svg:viewBox="0 0 21600 21600" draw:text-areas="?f7 ?f7 ?f8 ?f8" draw:type="col-502ad400" draw:modifiers="0" draw:enhanced-path="M ?f4 ?f5 L ?f6 ?f4 ?f4 ?f6 ?f5 ?f4 S Z N M ?f4 ?f2 L ?f1 ?f4 ?f6 ?f4 ?f4 ?f5 Z N M ?f1 ?f4 L ?f4 ?f3 ?f4 ?f6 ?f6 ?f4 Z N M ?f4 ?f3 L ?f0 ?f4 ?f5 ?f4 ?f4 ?f6 Z N M ?f0 ?f4 L ?f5 ?f4 ?f4 ?f5 ?f4 ?f2 Z N"><draw:equation draw:name="f0" draw:formula="left"/><draw:equation draw:name="f1" draw:formula="right"/><draw:equation draw:name="f2" draw:formula="top"/><draw:equation draw:name="f3" draw:formula="bottom"/><draw:equation draw:name="f4" draw:formula="(right-left)/2"/><draw:equation draw:name="f5" draw:formula="$0"/><draw:equation draw:name="f6" draw:formula="right-$0"/><draw:equation draw:name="f7" draw:formula="($0+?f4)/2"/><draw:equation draw:name="f8" draw:formula="?f1-?f7"/><draw:handle draw:handle-position="$0 10800" draw:handle-range-x-minimum="0" draw:handle-range-x-maximum="10800"/></draw:enhanced-geometry></draw:custom-shape></text:p>
      <text:p text:style-name="Standard"/>
      <text:p text:style-name="Standard"><draw:custom-shape text:anchor-type="paragraph" draw:z-index="47" draw:style-name="gr14" draw:text-style-name="P5" svg:width="0.974cm" svg:height="3.795cm" svg:x="4.117cm" svg:y="0.385cm"><text:p text:style-name="P1"><text:span text:style-name="T3">C</text:span></text:p><text:p text:style-name="P1"><text:span text:style-name="T3">O</text:span></text:p><text:p text:style-name="P1"><text:span text:style-name="T3">U</text:span></text:p><text:p text:style-name="P1"><text:span text:style-name="T3">R</text:span></text:p><text:p text:style-name="P1"><text:span text:style-name="T3">S</text:span></text:p><text:p text:style-name="P1"><text:span text:style-name="T3">E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43" draw:style-name="gr13" draw:text-style-name="P1" svg:x1="2.374cm" svg:y1="0.086cm" svg:x2="4.117cm" svg:y2="0.645cm"><text:p/></draw:line><draw:line text:anchor-type="paragraph" draw:z-index="54" draw:style-name="gr17" draw:text-style-name="P1" svg:x1="5.091cm" svg:y1="1.717cm" svg:x2="7.19cm" svg:y2="0.191cm"><text:p/></draw:line></text:p>
      <text:p text:style-name="Standard"/>
      <text:p text:style-name="Standard"/>
      <text:p text:style-name="Standard"/>
      <text:p text:style-name="Standard"><draw:line text:anchor-type="paragraph" draw:z-index="44" draw:style-name="gr13" draw:text-style-name="P1" svg:x1="2.374cm" svg:y1="0.434cm" svg:x2="4.117cm" svg:y2="0.434cm"><text:p/></draw:line></text:p>
      <text:p text:style-name="Standard"/>
      <text:p text:style-name="Standard"><draw:line text:anchor-type="paragraph" draw:z-index="45" draw:style-name="gr13" draw:text-style-name="P1" svg:x1="2.374cm" svg:y1="1.753cm" svg:x2="4.117cm" svg:y2="0.312cm"><text:p/></draw:line><draw:line text:anchor-type="paragraph" draw:z-index="60" draw:style-name="gr17" draw:text-style-name="P1" svg:x1="5.091cm" svg:y1="0.212cm" svg:x2="7.19cm" svg:y2="2.329cm"><text:p/></draw:line></text:p>
      <text:p text:style-name="Standard"><draw:line text:anchor-type="paragraph" draw:z-index="46" draw:style-name="gr13" draw:text-style-name="P1" svg:x1="3.399cm" svg:y1="2.912cm" svg:x2="4.546cm" svg:y2="0.284cm"><text:p/></draw:line></text:p>
      <text:p text:style-name="Standard"><draw:custom-shape text:anchor-type="paragraph" draw:z-index="59" draw:style-name="gr16" draw:text-style-name="P6" svg:width="2.945cm" svg:height="1.941cm" svg:x="7.19cm" svg:y="0.407cm"><text:p text:style-name="P1">Belongs</text:p><text:p text:style-name="P1">to</text:p><draw:enhanced-geometry svg:viewBox="0 0 21600 21600" draw:text-areas="?f7 ?f7 ?f8 ?f8" draw:type="col-502ad400" draw:modifiers="0" draw:enhanced-path="M ?f4 ?f5 L ?f6 ?f4 ?f4 ?f6 ?f5 ?f4 S Z N M ?f4 ?f2 L ?f1 ?f4 ?f6 ?f4 ?f4 ?f5 Z N M ?f1 ?f4 L ?f4 ?f3 ?f4 ?f6 ?f6 ?f4 Z N M ?f4 ?f3 L ?f0 ?f4 ?f5 ?f4 ?f4 ?f6 Z N M ?f0 ?f4 L ?f5 ?f4 ?f4 ?f5 ?f4 ?f2 Z N"><draw:equation draw:name="f0" draw:formula="left"/><draw:equation draw:name="f1" draw:formula="right"/><draw:equation draw:name="f2" draw:formula="top"/><draw:equation draw:name="f3" draw:formula="bottom"/><draw:equation draw:name="f4" draw:formula="(right-left)/2"/><draw:equation draw:name="f5" draw:formula="$0"/><draw:equation draw:name="f6" draw:formula="right-$0"/><draw:equation draw:name="f7" draw:formula="($0+?f4)/2"/><draw:equation draw:name="f8" draw:formula="?f1-?f7"/><draw:handle draw:handle-position="$0 10800" draw:handle-range-x-minimum="0" draw:handle-range-x-maximum="10800"/></draw:enhanced-geometry></draw:custom-shape></text:p>
      <text:p text:style-name="Standard"><draw:line text:anchor-type="paragraph" draw:z-index="61" draw:style-name="gr17" draw:text-style-name="P1" svg:x1="12.718cm" svg:y1="0.141cm" svg:x2="10.134cm" svg:y2="0.935cm"><text:p/></draw:line></text:p>
      <text:p text:style-name="Standard"/>
      <text:p text:style-name="Standard"/>
      <text:p text:style-name="Standard"><draw:line text:anchor-type="paragraph" draw:z-index="36" draw:style-name="gr9" draw:text-style-name="P1" svg:x1="13.453cm" svg:y1="1.259cm" svg:x2="15.16cm" svg:y2="2.921cm"><text:p/></draw:line><draw:line text:anchor-type="paragraph" draw:z-index="58" draw:style-name="gr9" draw:text-style-name="P1" svg:x1="12.945cm" svg:y1="1.259cm" svg:x2="13.804cm" svg:y2="4.376cm"><text:p/></draw:line></text:p>
      <text:p text:style-name="Standard"/>
      <text:p text:style-name="Standard"><draw:custom-shape text:anchor-type="paragraph" draw:z-index="18" draw:style-name="gr4" draw:text-style-name="P2" svg:width="2.124cm" svg:height="2.124cm" svg:x="14.94cm" svg:y="1.374cm"><text:p text:style-name="P1"><text:span text:style-name="T1">Course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/>
      <text:p text:style-name="Standard"/>
      <text:p text:style-name="Standard"><draw:custom-shape text:anchor-type="paragraph" draw:z-index="41" draw:style-name="gr12" draw:text-style-name="P5" svg:width="5.086cm" svg:height="1.502cm" svg:x="5.457cm" svg:y="0.127cm"><text:p text:style-name="P1"><text:span text:style-name="T3">GRADE REPORT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57" draw:style-name="gr4" draw:text-style-name="P4" svg:width="2.124cm" svg:height="2.124cm" svg:x="13.386cm" svg:y="1.24cm"><text:p text:style-name="P3"><text:span text:style-name="T2">Number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/>
      <text:p text:style-name="Standard"><draw:line text:anchor-type="paragraph" draw:z-index="38" draw:style-name="gr11" draw:text-style-name="P1" svg:x1="6.045cm" svg:y1="0.168cm" svg:x2="5.309cm" svg:y2="0.978cm"><text:p/></draw:line><draw:line text:anchor-type="paragraph" draw:z-index="39" draw:style-name="gr11" draw:text-style-name="P1" svg:x1="8.103cm" svg:y1="0.168cm" svg:x2="8.131cm" svg:y2="0.941cm"><text:p/></draw:line><draw:line text:anchor-type="paragraph" draw:z-index="40" draw:style-name="gr11" draw:text-style-name="P1" svg:x1="10.543cm" svg:y1="1.232cm" svg:x2="9.867cm" svg:y2="0.168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11-01-12T13:56:33</meta:creation-date>
    <dc:date>2011-01-12T17:59:26</dc:date>
    <meta:editing-cycles>24</meta:editing-cycles>
    <meta:editing-duration>PT01H01M59S</meta:editing-duration>
    <meta:document-statistic meta:table-count="0" meta:image-count="0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